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26cm" fo:margin-left="0cm" fo:margin-right="8.329cm" table:align="margins"/>
    </style:style>
    <style:style style:name="Table1.A" style:family="table-column">
      <style:table-column-properties style:column-width="2.778cm" style:rel-column-width="1575*"/>
    </style:style>
    <style:style style:name="Table1.B" style:family="table-column">
      <style:table-column-properties style:column-width="3.043cm" style:rel-column-width="1725*"/>
    </style:style>
    <style:style style:name="Table1.C" style:family="table-column">
      <style:table-column-properties style:column-width="3.44cm" style:rel-column-width="195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 possible pairwise variable correlations of various types </text:p>
      <text:p text:style-name="P2">of contacts (np-np, p-p) involving protein and inositol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Interchain</text:p>
          </table:table-cell>
          <table:table-cell table:style-name="Table1.A1" office:value-type="string">
            <text:p text:style-name="P3">Intrachain</text:p>
          </table:table-cell>
          <table:table-cell table:style-name="Table1.C1" office:value-type="string">
            <text:p text:style-name="P3">Inositol-protein</text:p>
          </table:table-cell>
        </table:table-row>
        <table:table-row>
          <table:table-cell table:style-name="Table1.A2" office:value-type="string">
            <text:p text:style-name="Table_20_Contents">Np-np</text:p>
          </table:table-cell>
          <table:table-cell table:style-name="Table1.A2" office:value-type="string">
            <text:p text:style-name="Table_20_Contents">Np-np</text:p>
          </table:table-cell>
          <table:table-cell table:style-name="Table1.C2" office:value-type="string">
            <text:p text:style-name="Table_20_Contents">Np-np</text:p>
          </table:table-cell>
        </table:table-row>
        <table:table-row>
          <table:table-cell table:style-name="Table1.A2" office:value-type="string">
            <text:p text:style-name="Table_20_Contents">P-p</text:p>
          </table:table-cell>
          <table:table-cell table:style-name="Table1.A2" office:value-type="string">
            <text:p text:style-name="Table_20_Contents">P-p</text:p>
          </table:table-cell>
          <table:table-cell table:style-name="Table1.C2" office:value-type="string">
            <text:p text:style-name="Table_20_Contents">P-p</text:p>
          </table:table-cell>
        </table:table-row>
      </table:table>
      <text:p text:style-name="P2"/>
      <text:p text:style-name="P1">Protein-Protein (6)</text:p>
      <text:p text:style-name="Standard">Inter np-np vs intra np-np</text:p>
      <text:p text:style-name="Standard">inter np-np vs intra p-p</text:p>
      <text:p text:style-name="Standard">inter p-p vs intr np-np</text:p>
      <text:p text:style-name="Standard">inter p-p vs intra p-p</text:p>
      <text:p text:style-name="Standard">inter np-np vs inter p-p</text:p>
      <text:p text:style-name="Standard">intra np-np vs intra p-p</text:p>
      <text:p text:style-name="Standard"/>
      <text:p text:style-name="P1">Inositol-protein inter/intra (8)</text:p>
      <text:p text:style-name="Standard">intra/inter np-np vs inos np-np</text:p>
      <text:p text:style-name="Standard">intra/iner np-np vs inos p-p</text:p>
      <text:p text:style-name="Standard">intra/inter p-p vs inos np-np </text:p>
      <text:p text:style-name="Standard">intra/inter p-p vs inos p-p</text:p>
      <text:p text:style-name="Standard"/>
      <text:p text:style-name="Standard">intra np-np vs intra p-p</text:p>
      <text:p text:style-name="Standard">inositol-protein np-np vs p-p</text:p>
      <text:p text:style-name="Standard"/>
      <text:p text:style-name="Standard">Involving inositol:</text:p>
      <text:p text:style-name="Standard">np – np </text:p>
      <text:p text:style-name="Standard">p – p</text:p>
      <text:p text:style-name="Standard"/>
      <text:p text:style-name="Standard">involving solvent: protein-water: p-p</text:p>
      <text:p text:style-name="Standard">inositol-water: p-p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18T18:00:39</meta:creation-date>
    <dc:date>2008-07-18T18:34:25</dc:date>
    <meta:print-date>2008-07-18T18:08:29</meta:print-date>
    <meta:editing-cycles>1</meta:editing-cycles>
    <meta:editing-duration>PT3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0" meta:word-count="154" meta:character-count="688"/>
  </office:meta>
</office:document-meta>
</file>